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d8eb5"/>
    </style:style>
    <style:style style:name="P2" style:family="paragraph" style:parent-style-name="Standard">
      <style:text-properties officeooo:rsid="00240f78" officeooo:paragraph-rsid="00240f78"/>
    </style:style>
    <style:style style:name="P3" style:family="paragraph" style:parent-style-name="Standard" style:list-style-name="L1">
      <style:paragraph-properties fo:padding="0cm" fo:border="none"/>
      <style:text-properties officeooo:rsid="00240f78" officeooo:paragraph-rsid="00240f78"/>
    </style:style>
    <style:style style:name="P4" style:family="paragraph" style:parent-style-name="Standard">
      <style:text-properties fo:font-weight="bold" officeooo:rsid="00240f78" officeooo:paragraph-rsid="00240f78" style:font-weight-asian="bold" style:font-weight-complex="bold"/>
    </style:style>
    <style:style style:name="P5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6" style:family="paragraph" style:parent-style-name="Text_20_body" style:list-style-name="L1">
      <style:paragraph-properties fo:padding="0cm" fo:border="none"/>
    </style:style>
    <style:style style:name="P7" style:family="paragraph" style:parent-style-name="Text_20_body">
      <style:text-properties officeooo:paragraph-rsid="001d8eb5"/>
    </style:style>
    <style:style style:name="P8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9" style:family="paragraph" style:parent-style-name="Text_20_body" style:list-style-name="L2">
      <style:paragraph-properties fo:margin-left="0cm" fo:margin-right="0cm" fo:text-indent="0cm" style:auto-text-indent="false" fo:padding="0.049cm" fo:border="0.06pt solid #e3e3e3"/>
    </style:style>
    <style:style style:name="P10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11" style:family="paragraph" style:parent-style-name="Text_20_body" style:list-style-name="L3">
      <style:paragraph-properties fo:margin-left="0cm" fo:margin-right="0cm" fo:text-indent="0cm" style:auto-text-indent="false" fo:padding="0.049cm" fo:border="0.06pt solid #e3e3e3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cm" fo:margin-bottom="0cm" style:contextual-spacing="false"/>
    </style:style>
    <style:style style:name="P14" style:family="paragraph" style:parent-style-name="Text_20_body" style:list-style-name="L1">
      <style:paragraph-properties fo:padding="0cm" fo:border="none"/>
      <style:text-properties officeooo:rsid="00240f78" officeooo:paragraph-rsid="00240f78"/>
    </style:style>
    <style:style style:name="P15" style:family="paragraph" style:parent-style-name="Text_20_body">
      <style:text-properties officeooo:rsid="00240f78" officeooo:paragraph-rsid="00240f78"/>
    </style:style>
    <style:style style:name="P16" style:family="paragraph" style:parent-style-name="Text_20_body" style:list-style-name="L5"/>
    <style:style style:name="P17" style:family="paragraph" style:parent-style-name="Text_20_body" style:list-style-name="L5">
      <style:paragraph-properties fo:margin-top="0cm" fo:margin-bottom="0cm" style:contextual-spacing="false"/>
    </style:style>
    <style:style style:name="P18" style:family="paragraph" style:parent-style-name="Text_20_body" style:list-style-name="L1">
      <style:paragraph-properties fo:padding="0cm" fo:border="none"/>
      <style:text-properties officeooo:rsid="0024de6f" officeooo:paragraph-rsid="0024de6f"/>
    </style:style>
    <style:style style:name="P19" style:family="paragraph" style:parent-style-name="Text_20_body" style:list-style-name="L1">
      <style:paragraph-properties fo:padding="0cm" fo:border="none"/>
      <style:text-properties fo:font-weight="bold" style:font-weight-asian="bold" style:font-weight-complex="bold"/>
    </style:style>
    <style:style style:name="P20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21" style:family="paragraph" style:parent-style-name="Text_20_body" style:list-style-name="L6">
      <style:paragraph-properties fo:margin-left="0cm" fo:margin-right="0cm" fo:text-indent="0cm" style:auto-text-indent="false" fo:padding="0.049cm" fo:border="0.06pt solid #e3e3e3"/>
    </style:style>
    <style:style style:name="T1" style:family="text">
      <style:text-properties officeooo:rsid="001d8eb5"/>
    </style:style>
    <style:style style:name="T2" style:family="text">
      <style:text-properties loext:padding-left="0cm" loext:padding-right="0cm" loext:padding-top="0cm" loext:padding-bottom="0.049cm" loext:border-left="none" loext:border-right="none" loext:border-top="none" loext:border-bottom="1.5pt solid #000000"/>
    </style:style>
    <style:style style:name="T3" style:family="text">
      <style:text-properties loext:padding="0.049cm" loext:border="0.06pt solid #000000"/>
    </style:style>
    <style:style style:name="T4" style:family="text">
      <style:text-properties loext:padding="0.049cm" loext:border="0.06pt solid #e3e3e3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loext:padding-left="0cm" loext:padding-right="0cm" loext:padding-top="0cm" loext:padding-bottom="0.049cm" loext:border-left="none" loext:border-right="none" loext:border-top="none" loext:border-bottom="1.5pt solid #000000"/>
    </style:style>
    <style:style style:name="T7" style:family="text">
      <style:text-properties fo:color="#000000" loext:opacity="100%" loext:padding="0.049cm" loext:border="0.06pt solid #000000"/>
    </style:style>
    <style:style style:name="T8" style:family="text">
      <style:text-properties fo:color="#000000" loext:opacity="100%" loext:padding="0.049cm" loext:border="0.06pt solid #e3e3e3"/>
    </style:style>
    <style:style style:name="T9" style:family="text">
      <style:text-properties fo:color="#000000" loext:opacity="100%" style:text-underline-style="solid" style:text-underline-width="auto" style:text-underline-color="font-color"/>
    </style:style>
    <style:style style:name="T10" style:family="text">
      <style:text-properties fo:color="#000000" loext:opacity="100%" style:text-underline-style="solid" style:text-underline-width="auto" style:text-underline-color="font-color" loext:padding-left="0cm" loext:padding-right="0cm" loext:padding-top="0cm" loext:padding-bottom="0.049cm" loext:border-left="none" loext:border-right="none" loext:border-top="none" loext:border-bottom="1.5pt solid #000000"/>
    </style:style>
    <style:style style:name="T11" style:family="text">
      <style:text-properties fo:color="#000000" loext:opacity="100%" style:text-underline-style="solid" style:text-underline-width="auto" style:text-underline-color="font-color" loext:padding="0.049cm" loext:border="0.06pt solid #000000"/>
    </style:style>
    <style:style style:name="T12" style:family="text">
      <style:text-properties fo:color="#000000" loext:opacity="100%" style:text-underline-style="none"/>
    </style:style>
    <style:style style:name="T13" style:family="text">
      <style:text-properties fo:color="#000000" loext:opacity="100%" style:text-underline-style="none" loext:padding-left="0cm" loext:padding-right="0cm" loext:padding-top="0cm" loext:padding-bottom="0.049cm" loext:border-left="none" loext:border-right="none" loext:border-top="none" loext:border-bottom="1.5pt solid #000000"/>
    </style:style>
    <style:style style:name="T14" style:family="text">
      <style:text-properties fo:color="#000000" loext:opacity="100%" style:text-underline-style="none" loext:padding="0.049cm" loext:border="0.06pt solid #000000"/>
    </style:style>
    <style:style style:name="T1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dea: </text:span>An app that does all the research for a person for the skills he wants to learn and suggest all the necessary courses, books, youtube videos and also suggest a roadmap and step by step process to how to master th<text:span text:style-name="T1">a</text:span>t skill. </text:p>
      <text:p text:style-name="P1"/>
      <text:p text:style-name="P7"><text:a xlink:type="simple" xlink:href="https://www.bing.com/aclk?ld=e8umZISWwwSigKl5coSDLsTjVUCUyE0P-_uHQU8CPuS3rhNXky4l_tXHY0FGRYMhHbqw3qj-NSMDitO1o2PIdR_OnA4Ix-FyI2ompB_PdM9hXZkmwvpBXEFRBVOg9_5MBUoEAfOX1RTBlPGeSqA6LFhmA9-MpALMo3PxUMe0SXDVTcxOo2&amp;u=aHR0cHMlM2ElMmYlMmZ3d3cudXBncmFkLmNvbSUyZm1hY2hpbmUtbGVhcm5pbmctYWktcGdkLWlpaXRiJTJmJTNmYWRfZGV2aWNlJTNkYyUyNmFkX25ldHdvcmslM2RvJTI2YWRfY3JlYXRpdmUlM2Q3OTc4MzUxNzk1NTQyMSUyNmFkX2tleXdvcmRfbWF0Y2h0eXBlJTNkcCUyNmFkX2NsaWNrSUQlM2RhYTczM2Q0ZTg1N2MxZThmMDM0ZjViMDVkMWY1MTk1ZiUyNm1zY2xraWQlM2RhYTczM2Q0ZTg1N2MxZThmMDM0ZjViMDVkMWY1MTk1ZiUyNnV0bV9zb3VyY2UlM2RiaW5nJTI2dXRtX21lZGl1bSUzZGNwYyUyNnV0bV9jYW1wYWlnbiUzZElORF9BQ1FfV0VCX0JJX05CU0VBUkNIX0RWX0lJSVRCX0VNTF9ISVRfUk9JJTI2dXRtX3Rlcm0lM2RhaSUyNTIwJTI1MjYlMjUyMG1hY2hpbmUlMjUyMGxlYXJuaW5nJTI2dXRtX2NvbnRlbnQlM2RQZXJmb3JtaW5nS3dz&amp;rlid=aa733d4e857c1e8f034f5b05d1f5195f" office:target-frame-name="_blank" xlink:show="new" text:style-name="Internet_20_link" text:visited-style-name="Visited_20_Internet_20_Link"><text:span text:style-name="Strong_20_Emphasis"><text:span text:style-name="T10">Market Analysis</text:span></text:span><text:span text:style-name="T10">: There’s a growing trend of personalized learning experiences and AI tools for education and skill development</text:span></text:a><text:a xlink:type="simple" xlink:href="https://www.analyticsvidhya.com/blog/2024/04/best-ai-tools-for-stock-market-trading-in-india/" office:target-frame-name="_blank" xlink:show="new" text:style-name="Internet_20_link" text:visited-style-name="Visited_20_Internet_20_Link"><text:span text:style-name="T11">4</text:span></text:a><text:span text:style-name="T9">.</text:span></text:p>
      <text:p text:style-name="P7"><text:span text:style-name="T5">Large market for online learning platforms (</text:span><text:a xlink:type="simple" xlink:href="https://www.linkedin.com/pulse/global-e-learning-market-research-size-share-growth-trends-howard" office:target-frame-name="_blank" xlink:show="new" text:style-name="Internet_20_link" text:visited-style-name="Visited_20_Internet_20_Link">https://www.linkedin.com/pulse/global-e-learning-market-research-size-share-growth-trends-howard</text:a><text:span text:style-name="T5">). </text:span></text:p>
      <text:p text:style-name="P7"><text:span text:style-name="Strong_20_Emphasis"><text:span text:style-name="T8">Market Demand:</text:span></text:span></text:p>
      <text:list text:style-name="L2">
        <text:list-item>
          <text:p text:style-name="P8">The online education market has seen explosive growth, accelerated by the pandemic and the shift to remote learning.</text:p>
        </text:list-item>
        <text:list-item>
          <text:p text:style-name="P9">There’s a growing need for personalized learning paths as people seek to upskill and reskill.</text:p>
        </text:list-item>
      </text:list>
      <text:p text:style-name="P7"><text:span text:style-name="Strong_20_Emphasis"><text:span text:style-name="T4">Differentiation Potential:</text:span></text:span></text:p>
      <text:list text:style-name="L3">
        <text:list-item>
          <text:p text:style-name="P10">Providing a comprehensive, personalized learning roadmap integrating various resources (courses, books, videos) could be unique.</text:p>
        </text:list-item>
        <text:list-item>
          <text:p text:style-name="P10">Offering adaptive learning that adjusts the pathway based on user progress and feedback.</text:p>
        </text:list-item>
        <text:list-item>
          <text:p text:style-name="P11">Potential to collaborate with educational institutions and certification providers for recognized credentials.</text:p>
        </text:list-item>
      </text:list>
      <text:p text:style-name="P7"/>
      <text:list text:style-name="L1">
        <text:list-item>
          <text:p text:style-name="P5"><text:span text:style-name="Strong_20_Emphasis">Competition</text:span>: The market for educational apps is vast, with many players offering course recommendations and learning roadmaps.</text:p>
        </text:list-item>
        <text:list-item>
          <text:p text:style-name="P6"><text:span text:style-name="Strong_20_Emphasis">Investment</text:span>: Potentially lower than the other two ideas, as it may not require as extensive a database or AI model training. Moderate - development for AI learning path creation, course/resource database integration. </text:p>
          <text:p text:style-name="P18"><text:span text:style-name="T15">Starting Niche:</text:span> Engineering, Science</text:p>
        </text:list-item>
        <text:list-item>
          <text:p text:style-name="P19">Core Features: </text:p>
        </text:list-item>
        <text:list-item>
          <text:p text:style-name="P6"><text:span text:style-name="Strong_20_Emphasis">AI-powered Skill Recommendation:</text:span> Users input their desired skill or career path. The AI analyzes user data (interests, experience) and market trends to suggest relevant skills. </text:p>
        </text:list-item>
        <text:list-item>
          <text:p text:style-name="P6">Progress Tracking </text:p>
        </text:list-item>
        <text:list-item>
          <text:p text:style-name="P14">step by step roadmap</text:p>
        </text:list-item>
        <text:list-item>
          <text:p text:style-name="P3"><text:span text:style-name="Strong_20_Emphasis">Personalized Learning Roadmaps:</text:span> Based on chosen skills, the AI creates a structured learning path with a mix of resources:</text:p>
        </text:list-item>
      </text:list>
      <text:list text:style-name="L5">
        <text:list-item>
          <text:p text:style-name="P17">Online Courses (integrate with popular platforms like Udemy, Coursera)</text:p>
        </text:list-item>
        <text:list-item>
          <text:p text:style-name="P17">Books &amp; Articles</text:p>
        </text:list-item>
        <text:list-item>
          <text:p text:style-name="P17">YouTube Tutorials &amp; Video Lectures</text:p>
        </text:list-item>
        <text:list-item>
          <text:p text:style-name="P16">Real-world project ideas</text:p>
        </text:list-item>
      </text:list>
      <text:p text:style-name="Text_20_body">Don't just aggregate resources - use AI to curate high-quality content based on user needs, learning style, and reputation of sources. </text:p>
      <text:p text:style-name="P4"><text:soft-page-break/>Additional Features:</text:p>
      <text:p text:style-name="P2"><text:span text:style-name="Strong_20_Emphasis">Community &amp; Mentorship:</text:span></text:p>
      <text:list text:style-name="L4">
        <text:list-item>
          <text:p text:style-name="P13">Connect users with a community forum or groups to discuss learning experiences.</text:p>
        </text:list-item>
        <text:list-item>
          <text:p text:style-name="P12">Integrate an optional paid mentorship tier where users connect with industry experts.</text:p>
        </text:list-item>
      </text:list>
      <text:p text:style-name="P2"><text:span text:style-name="Strong_20_Emphasis">AI-powered Learning Path Optimization:</text:span> The AI analyzes user progress, learning pace, and adjusts the roadmap in real-time, suggesting alternative resources or revising the learning order.</text:p>
      <text:p text:style-name="P2"/>
      <text:p text:style-name="P2"><text:span text:style-name="Strong_20_Emphasis">Skill Gap Analysis:</text:span> Integrate assessments to identify a user's current skill level and suggest targeted learning resources to bridge identified gaps. </text:p>
      <text:p text:style-name="P15"><text:span text:style-name="Strong_20_Emphasis"><text:span text:style-name="T4">Community and Collaboration:</text:span></text:span></text:p>
      <text:list text:style-name="L6">
        <text:list-item>
          <text:list>
            <text:list-item>
              <text:p text:style-name="P20"><text:span text:style-name="Strong_20_Emphasis"><text:span text:style-name="T4">Peer Learning Groups:</text:span></text:span> Options to join or create study groups with peers.</text:p>
            </text:list-item>
            <text:list-item>
              <text:p text:style-name="P21"><text:span text:style-name="Strong_20_Emphasis"><text:span text:style-name="T4">Mentorship Matching:</text:span></text:span> Connect users with mentors or experts in the field.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0T19:47:52.463000000</meta:creation-date>
    <dc:date>2024-05-20T20:49:57.131000000</dc:date>
    <meta:editing-duration>PT1H2M1S</meta:editing-duration>
    <meta:editing-cycles>6</meta:editing-cycles>
    <meta:generator>LibreOffice/24.2.0.3$Windows_X86_64 LibreOffice_project/da48488a73ddd66ea24cf16bbc4f7b9c08e9bea1</meta:generator>
    <meta:document-statistic meta:table-count="0" meta:image-count="0" meta:object-count="0" meta:page-count="2" meta:paragraph-count="32" meta:word-count="413" meta:character-count="2820" meta:non-whitespace-character-count="2452"/>
  </office:meta>
</office:document-meta>
</file>